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21310a" officeooo:paragraph-rsid="0021310a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FreeSans" officeooo:rsid="0027509c" officeooo:paragraph-rsid="0027509c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3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27be04" officeooo:paragraph-rsid="0027be0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FreeSans" officeooo:rsid="0028c01c" officeooo:paragraph-rsid="0028c01c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FISL já tem data e atração confirmadas para a edição de 2015</text:p>
      <text:p text:style-name="P1"/>
      <text:p text:style-name="P1"><text:s/></text:p>
      <text:p text:style-name="P14">A 16ª edição do Fórum Internacional Software Livre (FISL16) será entre os dias 8 e 11 de julho de 2015 no Centro de Eventos da PUCRS</text:p>
      <text:p text:style-name="P14"></text:p>
      <text:p text:style-name="P14"></text:p>
      <text:p text:style-name="P14">A quantidade de interessados em debater e aprofundar o software livre faz com que a tecnologia se renove a cada ano. Nem mal encerrou as atividades em 2014, o Fórum Internacional Software Livre (FISL) começa a articular a próxima edição do evento. Os aficionados pelo assunto já podem reservar os dias do FISL16 na agenda à partir de hoje. Em 2015, o evento acontecerá entre 8 e 11 de julho no Centro de Eventos da PUCRS.</text:p>
      <text:p text:style-name="P14"></text:p>
      <text:p text:style-name="P14">Os quatro dias do Fórum Internacional Software Livre (FISL) deste ano apresentou números significativos de interação e participação de público. Mais de cinco mil pessoas participaram de palestras, oficinas e estandes. O evento teve em 2014 a presença de representantes de 21 países. Além do Brasil o maior número de representantes vieram de Estados Unidos, Uruguai, Argentina, México e França. </text:p>
      <text:p text:style-name="P14"></text:p>
      <text:p text:style-name="P14">A Revolução Energética é um dos temas que mais cresce entre os ativistas do software livre. Dentre as inovações do tema está o QEG, primeiro gerador livre de energia livre, ou seja, o primeiro gerador que transforma uma unidade de energia em dez unidades de energia. O grupo espanhol Islas Canarias, responsável por aprofundar a tecnologia de Nikola Tesla, já demonstrou vontade de participar do próximo FISL e deverá demonstrar o advento em 2015 em Porto Alegre.</text:p>
      <text:p text:style-name="P14"></text:p>
      <text:p text:style-name="P14">O Fórum Internacional Software Livre (FISL) é organizado pela Associação Software Livre (ASL). Todas as informações do evento podem ser obtidas através do site www.softwarelivre.org.</text:p>
      <text:p text:style-name="P3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7"/>
      <text:p text:style-name="P7">Sobre o FISL </text:p>
      <text:p text:style-name="P6"/>
      <text:p text:style-name="P6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6"/>
      <text:p text:style-name="P7">Assessoria de Imprensa </text:p>
      <text:p text:style-name="P6">Fones: (51) 3361.6016 / (51) 8536.0690 / (51) 8536.0691 </text:p>
      <text:p text:style-name="P6">E-mail: <text:s/>playpress@playpress.com.br</text:p>
      <text:p text:style-name="P6"/>
      <text:p text:style-name="P6">Redação: Mariana da Rosa </text:p>
      <text:p text:style-name="P6">Coordenação: Marcelo Matusiak</text:p>
      <text:p text:style-name="P5"/>
      <text:p text:style-name="P8">Material promocional do FISL e logotipo em alta resolução e vetorial:</text:p>
      <text:p text:style-name="P11"><text:a xlink:type="simple" xlink:href="http://comunicacao.softwarelivre.org/fisl15"><text:span text:style-name="T2">http://comunicacao.softwarelivre.org/fisl15</text:span></text:a></text:p>
      <text:p text:style-name="P10"/>
      <text:p text:style-name="P9">Fotos em alta resolução da última edição do FISL:</text:p>
      <text:p text:style-name="P12"><text:a xlink:type="simple" xlink:href="https://www.flickr.com/photos/fisl14"><text:span text:style-name="T1">https://www.flickr.com/photos/fisl14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Paulo Santana</dc:creator>
    <meta:editing-cycles>21</meta:editing-cycles>
    <meta:creation-date>2014-04-30T13:37:00</meta:creation-date>
    <dc:date>2014-05-12T16:42:47.485008717</dc:date>
    <meta:editing-duration>PT42M8S</meta:editing-duration>
    <meta:generator>LibreOffice/4.1.3.2$Linux_x86 LibreOffice_project/410m0$Build-2</meta:generator>
    <meta:document-statistic meta:table-count="0" meta:image-count="0" meta:object-count="0" meta:page-count="1" meta:paragraph-count="24" meta:word-count="414" meta:character-count="2640" meta:non-whitespace-character-count="222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